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text="urn:oasis:names:tc:opendocument:xmlns:text:1.0" xmlns:oooc="http://openoffice.org/2004/calc" xmlns:style="urn:oasis:names:tc:opendocument:xmlns:style:1.0" xmlns:fo="urn:oasis:names:tc:opendocument:xmlns:xsl-fo-compatible:1.0" xmlns:office="urn:oasis:names:tc:opendocument:xmlns:office:1.0" xmlns:table="urn:oasis:names:tc:opendocument:xmlns:table:1.0">
  <office:automatic-styles>
    <style:style style:family="table-cell" style:name="red-cell">
      <style:text-properties fo:color="#ff0000" fo:font-weight="bold"/>
    </style:style>
  </office:automatic-styles>
  <office:body>
    <office:spreadsheet>
      <table:table table:name="Заявка">
        <table:table-row>
          <table:table-cell office:value="" office:value-type="string"/>
          <table:table-cell office:value="" office:value-type="string"/>
          <table:table-cell office:value-type="string">
            <text:p>Приложение №1 к договору 4 от "17" Июня 2009г.</text:p>
          </table:table-cell>
        </table:table-row>
        <table:table-row>
          <table:table-cell office:value-type="string">
            <text:p>г.Калининград</text:p>
          </table:table-cell>
        </table:table-row>
        <table:table-row/>
        <table:table-row>
          <table:table-cell office:value-type="string">
            <text:p>Сторона, именуемая в договоре "Турагент": ООО "Бюро путешествий "Твой мир""
236000 г.Калининград ул.Карла Маркса 70
236000 г.Калининград ул.Карла Маркса 70
952066 ОГРН 1073905021046
 ИНН/КПП 3904090652/390401001
40702810608900000479
филиал "Калининградский "Трастовый Республиканский Банк"" к/c 30101810300000000890
042748890
Минаева А.В.</text:p>
          </table:table-cell>
        </table:table-row>
        <table:table-row>
          <table:table-cell office:value-type="string">
            <text:p>Сторона, именуемая в договоре "Турист": surname_kir_14 name_kir_14 ot4_kir_ 14</text:p>
          </table:table-cell>
        </table:table-row>
        <table:table-row/>
        <table:table-row>
          <table:table-cell office:value="" office:value-type="string"/>
          <table:table-cell office:value="" office:value-type="string"/>
          <table:table-cell office:value-type="string">
            <text:p>ЗАЯВКА НА БРОНИРОВАНИЕ ТУРПРОДУКТА</text:p>
          </table:table-cell>
        </table:table-row>
        <table:table-row>
          <table:table-cell office:value-type="string">
            <text:p>1. ТУРИСТЫ:</text:p>
          </table:table-cell>
        </table:table-row>
        <table:table-row>
          <table:table-cell office:value-type="string">
            <text:p>ФИО + (транскрипция в загранпаспорте гражданина
РФ для выезда из РФ и въезда в РФ)</text:p>
          </table:table-cell>
          <table:table-cell office:value-type="string">
            <text:p>Дата рождения</text:p>
          </table:table-cell>
          <table:table-cell office:value-type="string">
            <text:p>Паспорт</text:p>
          </table:table-cell>
          <table:table-cell office:value="" office:value-type="string"/>
          <table:table-cell office:value-type="string">
            <text:p>Продолжительность путешествия*</text:p>
          </table:table-cell>
          <table:table-cell office:value="" office:value-type="string"/>
        </table:table-row>
        <table:table-row>
          <table:table-cell office:value="" office:value-type="string"/>
          <table:table-cell office:value="" office:value-type="string"/>
          <table:table-cell office:value-type="string">
            <text:p>серия, N</text:p>
          </table:table-cell>
          <table:table-cell office:value-type="string">
            <text:p>действует до</text:p>
          </table:table-cell>
          <table:table-cell office:value-type="string">
            <text:p>начало</text:p>
          </table:table-cell>
          <table:table-cell office:value-type="string">
            <text:p>окончание</text:p>
          </table:table-cell>
        </table:table-row>
        <table:table-row>
          <table:table-cell office:value-type="string">
            <text:p>surname_kir_14 name_kir_14 ot4_kir_ 14 
 surname_lat_14 name_lat_14</text:p>
          </table:table-cell>
          <table:table-cell office:value-type="string">
            <text:p>1914-01-03</text:p>
          </table:table-cell>
          <table:table-cell office:value-type="string">
            <text:p>14 1414</text:p>
          </table:table-cell>
          <table:table-cell office:value="" office:value-type="string"/>
          <table:table-cell office:value-type="string">
            <text:p>2009-05-04</text:p>
          </table:table-cell>
          <table:table-cell office:value-type="string">
            <text:p>2009-05-07</text:p>
          </table:table-cell>
        </table:table-row>
        <table:table-row>
          <table:table-cell office:value-type="string">
            <text:p>surname_kir_1 name_kir_1 ot4_kir_ 1 
 surname_lat_1 name_lat_1</text:p>
          </table:table-cell>
          <table:table-cell office:value-type="string">
            <text:p>0191-01-03</text:p>
          </table:table-cell>
          <table:table-cell office:value-type="string">
            <text:p>1 11</text:p>
          </table:table-cell>
          <table:table-cell office:value="" office:value-type="string"/>
          <table:table-cell office:value-type="string">
            <text:p>2009-05-04</text:p>
          </table:table-cell>
          <table:table-cell office:value-type="string">
            <text:p>2009-05-07</text:p>
          </table:table-cell>
        </table:table-row>
        <table:table-row>
          <table:table-cell office:value-type="string">
            <text:p>2. Размещение по маршруту:</text:p>
          </table:table-cell>
        </table:table-row>
        <table:table-row>
          <table:table-cell office:value-type="string">
            <text:p>Страна</text:p>
          </table:table-cell>
          <table:table-cell office:value-type="string">
            <text:p>Город</text:p>
          </table:table-cell>
          <table:table-cell office:value-type="string">
            <text:p>Отель/категория (по каталогу ТО)</text:p>
          </table:table-cell>
          <table:table-cell office:value-type="string">
            <text:p>Период пребывания (с-по)</text:p>
          </table:table-cell>
          <table:table-cell office:value-type="string">
            <text:p>Тип номера</text:p>
          </table:table-cell>
          <table:table-cell office:value-type="string">
            <text:p>Питание</text:p>
          </table:table-cell>
        </table:table-row>
        <table:table-row>
          <table:table-cell office:value-type="string">
            <text:p>Россия</text:p>
          </table:table-cell>
          <table:table-cell office:value-type="string">
            <text:p>moscow</text:p>
          </table:table-cell>
          <table:table-cell office:value-type="string">
            <text:p>моск 1</text:p>
          </table:table-cell>
          <table:table-cell office:value-type="string">
            <text:p>2009-05-04 - 2009-05-07</text:p>
          </table:table-cell>
          <table:table-cell office:value-type="string">
            <text:p>SNQL</text:p>
          </table:table-cell>
          <table:table-cell office:value-type="string">
            <text:p>UAL</text:p>
          </table:table-cell>
        </table:table-row>
        <table:table-row/>
        <table:table-row>
          <table:table-cell office:value-type="string">
            <text:p>3. Услуги: 3.1. Турпродукт:</text:p>
          </table:table-cell>
        </table:table-row>
        <table:table-row>
          <table:table-cell office:value-type="string">
            <text:p>Наим.</text:p>
          </table:table-cell>
          <table:table-cell office:value-type="string">
            <text:p>Описание</text:p>
          </table:table-cell>
          <table:table-cell office:value-type="string">
            <text:p>Количество
 туристов</text:p>
          </table:table-cell>
        </table:table-row>
        <table:table-row>
          <table:table-cell office:value-type="string">
            <text:p>Перевозка</text:p>
          </table:table-cell>
        </table:table-row>
        <table:table-row>
          <table:table-cell office:value-type="string">
            <text:p>Трансфер</text:p>
          </table:table-cell>
        </table:table-row>
        <table:table-row>
          <table:table-cell office:value-type="string">
            <text:p>Перевозка</text:p>
          </table:table-cell>
        </table:table-row>
        <table:table-row>
          <table:table-cell office:value-type="string">
            <text:p>Страховка</text:p>
          </table:table-cell>
        </table:table-row>
        <table:table-row>
          <table:table-cell office:value-type="string">
            <text:p>Трансфер</text:p>
          </table:table-cell>
        </table:table-row>
        <table:table-row/>
        <table:table-row>
          <table:table-cell office:value-type="string">
            <text:p>3.2. Доп. услуги:</text:p>
          </table:table-cell>
        </table:table-row>
        <table:table-row>
          <table:table-cell office:value-type="string">
            <text:p>Описание</text:p>
          </table:table-cell>
          <table:table-cell office:value-type="string">
            <text:p>Количество</text:p>
          </table:table-cell>
          <table:table-cell office:value-type="string">
            <text:p>Цена</text:p>
          </table:table-cell>
        </table:table-row>
        <table:table-row/>
        <table:table-row>
          <table:table-cell office:value-type="string">
            <text:p>3.3. Примечания:</text:p>
          </table:table-cell>
        </table:table-row>
        <table:table-row/>
        <table:table-row>
          <table:table-cell office:value-type="string">
            <text:p>4. Общая стоимость турпродукта (в рублях):</text:p>
          </table:table-cell>
        </table:table-row>
        <table:table-row>
          <table:table-cell office:value-type="string">
            <text:p>Общая цена турпродукта составляет:</text:p>
          </table:table-cell>
        </table:table-row>
        <table:table-row>
          <table:table-cell office:value-type="string">
            <text:p>Стоимость доп.услуг составляет:</text:p>
          </table:table-cell>
        </table:table-row>
        <table:table-row>
          <table:table-cell office:value-type="string">
            <text:p>Скидка (Внимание! Скидки на дополнительные оплаты не распространяются):</text:p>
          </table:table-cell>
        </table:table-row>
        <table:table-row>
          <table:table-cell office:value-type="string">
            <text:p>Предоплата (не менее 50%):</text:p>
          </table:table-cell>
        </table:table-row>
        <table:table-row>
          <table:table-cell office:value-type="string">
            <text:p>Общая стоимость турпродукта составляет:</text:p>
          </table:table-cell>
        </table:table-row>
        <table:table-row>
          <table:table-cell office:value-type="string">
            <text:p>Полная оплата турпродукта производится в срок до:</text:p>
          </table:table-cell>
        </table:table-row>
        <table:table-row/>
        <table:table-row>
          <table:table-cell office:value-type="string">
            <text:p>6. Дополнительно:</text:p>
          </table:table-cell>
        </table:table-row>
        <table:table-row>
          <table:table-cell office:value-type="string">
            <text:p>Встречи:</text:p>
          </table:table-cell>
        </table:table-row>
        <table:table-row>
          <table:table-cell office:value-type="string">
            <text:p>Проводы:</text:p>
          </table:table-cell>
        </table:table-row>
        <table:table-row>
          <table:table-cell office:value-type="string">
            <text:p>Сопровождение:</text:p>
          </table:table-cell>
        </table:table-row>
        <table:table-row>
          <table:table-cell office:value-type="string">
            <text:p>Минимальное количество человек в группе, необходимое для совершения путешествия (по условиям групповых и экскурсионных программ туроператора)</text:p>
          </table:table-cell>
        </table:table-row>
        <table:table-row/>
        <table:table-row>
          <table:table-cell office:value-type="string">
            <text:p>7. Турист заявляет о том, что:</text:p>
          </table:table-cell>
        </table:table-row>
        <table:table-row>
          <table:table-cell office:value-type="string">
            <text:p>7.1. С правилами страхования от невыезда ознакомлен(а):</text:p>
          </table:table-cell>
          <table:table-cell office:value-type="string">
            <text:p>Подпись:</text:p>
          </table:table-cell>
        </table:table-row>
        <table:table-row>
          <table:table-cell office:value-type="string">
            <text:p>а) Согласен (согласна) оформить страховку от невыезда:</text:p>
          </table:table-cell>
          <table:table-cell office:value-type="string">
            <text:p>Подпись:</text:p>
          </table:table-cell>
        </table:table-row>
        <table:table-row>
          <table:table-cell office:value-type="string">
            <text:p>б) Отказываюсь оформить страховку от невыезда:</text:p>
          </table:table-cell>
          <table:table-cell office:value-type="string">
            <text:p>Подпись:</text:p>
          </table:table-cell>
        </table:table-row>
        <table:table-row>
          <table:table-cell office:value-type="string">
            <text:p>7.2. С информацией о стране пребывания, условиях и особенностях осуществления путешествия, правилами безопасности и поведения в стране пребывания ознакомлен(а)</text:p>
          </table:table-cell>
          <table:table-cell office:value-type="string">
            <text:p>Подпись:</text:p>
          </table:table-cell>
        </table:table-row>
        <table:table-row>
          <table:table-cell office:value-type="string">
            <text:p>7.3. Информацию о финансовом обеспечении туроператора, основаниях и порядке выплаты страхового возмещения или уплаты денежной суммы по банковской гарантии получил(а)</text:p>
          </table:table-cell>
          <table:table-cell office:value-type="string">
            <text:p>Подпись:</text:p>
          </table:table-cell>
        </table:table-row>
        <table:table-row/>
        <table:table-row>
          <table:table-cell office:value-type="string">
            <text:p>Турагент:</text:p>
          </table:table-cell>
          <table:table-cell office:value="" office:value-type="string"/>
          <table:table-cell office:value-type="string">
            <text:p>Турист:</text:p>
          </table:table-cell>
        </table:table-row>
        <table:table-row>
          <table:table-cell office:value-type="string">
            <text:p>____________/Минаева А.В./</text:p>
          </table:table-cell>
          <table:table-cell office:value="" office:value-type="string"/>
          <table:table-cell office:value-type="string">
            <text:p>____________/surname_kir_14/</text:p>
          </table:table-cell>
        </table:table-row>
        <table:table-row>
          <table:table-cell office:value-type="string">
            <text:p>М.П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number="urn:oasis:names:tc:opendocument:xmlns:datastyle:1.0" xmlns:svg="urn:oasis:names:tc:opendocument:xmlns:svg-compatible:1.0">
  <office:font-face-decls>
    <style:font-face style:name="Arial1" svg:font-family="Arial" style:font-family-generic="swiss"/>
  </office:font-face-decls>
  <office:styles>
    <style:style style:name="Default" style:family="table-cell">
      <style:table-cell-properties style:rotation-align="none"/>
      <style:text-properties style:font-name="Arial1" style:font-name-complex="Arial1"/>
    </style:style>
    <number:number-style style:name="currency-grouped">
      <number:number number:decimal-places="2" number:min-integer-digits="1" number:grouping="true"/>
    </number:number-style>
    <number:number-style style:name="integer-grouped">
      <number:number number:decimal-places="0" number:min-integer-digits="1" number:grouping="true"/>
    </number:number-style>
  </office:styles>
</office:document-styles>
</file>